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6.008cm"/>
    </style:style>
    <style:style style:name="co9" style:family="table-column">
      <style:table-column-properties fo:break-before="auto" style:column-width="1.046cm"/>
    </style:style>
    <style:style style:name="co10" style:family="table-column">
      <style:table-column-properties fo:break-before="auto" style:column-width="2.265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18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Daycount_20_Fractions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e6e6e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3" style:family="table-cell" style:parent-style-name="Excel_5f_BuiltIn_5f_Hyperlink" style:data-style-name="N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" style:family="table-cell" style:parent-style-name="Default">
      <style:table-cell-properties fo:border-bottom="0.99pt solid #000000" fo:background-color="#e6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96969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37">
      <style:table-cell-properties fo:background-color="#e6e6e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99">
      <style:table-cell-properties fo:background-color="#e6e6e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4pt solid #000000" fo:background-color="#e6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35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96969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 style:data-style-name="N36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ackground-color="#e6e6e6"/>
    </style:style>
    <style:style style:name="ce25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6pt solid #000000" fo:background-color="#96969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37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36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2" style:family="table-cell" style:parent-style-name="Default" style:data-style-name="N138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ackground-color="#e6e6e6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2" style:family="text">
      <style:text-properties fo:color="#0000ff" style:text-outline="false" style:text-line-through-style="none" style:text-position="0% 100%" style:font-name="Arial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1"/>
        <table:table-column table:style-name="co2" table:number-columns-repeated="244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 calcext:value-type="string">
            <text:p>Note: <text:span text:style-name="T1">This sheet requires Obba 3.0 ( </text:span><text:span text:style-name="T2">http://www.obba.info/</text:span><text:span text:style-name="T1"> )</text:span></text:p>
          </table:table-cell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2">
          <table:table-cell/>
          <table:table-cell table:style-name="ce4" office:value-type="string" calcext:value-type="string">
            <text:p>Object Viewer</text:p>
          </table:table-cell>
          <table:table-cell table:style-name="ce4"/>
          <table:table-cell/>
          <table:table-cell table:style-name="ce8" office:value-type="string" calcext:value-type="string">
            <text:p>Libraries (folder with JAR files)</text:p>
          </table:table-cell>
          <table:table-cell table:style-name="ce8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/>
          <table:table-cell table:style-name="ce5" office:value-type="string" calcext:value-type="string">
            <text:p>Parameters:</text:p>
          </table:table-cell>
          <table:table-cell table:style-name="ce5"/>
          <table:table-cell/>
          <table:table-cell table:style-name="ce5" office:value-type="string" calcext:value-type="string">
            <text:p>Load libraries from</text:p>
          </table:table-cell>
          <table:table-cell table:style-name="ce5"/>
          <table:table-cell table:number-columns-repeated="250"/>
        </table:table-row>
        <table:table-row table:style-name="ro3">
          <table:table-cell/>
          <table:table-cell office:value-type="string" calcext:value-type="string">
            <text:p>Visibility</text:p>
          </table:table-cell>
          <table:table-cell table:style-name="ce7" table:formula="of:=TRUE()" office:value-type="boolean" office:boolean-value="true" calcext:value-type="boolean">
            <text:p>WAHR</text:p>
          </table:table-cell>
          <table:table-cell/>
          <table:table-cell office:value-type="string" calcext:value-type="string">
            <text:p>Path:</text:p>
          </table:table-cell>
          <table:table-cell table:style-name="ce9" office:value-type="string" calcext:value-type="string">
            <text:p>lib</text:p>
          </table:table-cell>
          <table:table-cell table:number-columns-repeated="250"/>
        </table:table-row>
        <table:table-row table:style-name="ro2">
          <table:table-cell table:number-columns-repeated="4"/>
          <table:table-cell office:value-type="string" calcext:value-type="string">
            <text:p>isRelative:</text:p>
          </table:table-cell>
          <table:table-cell table:style-name="ce10" table:formula="of:=TRUE()" office:value-type="float" office:value="1" calcext:value-type="float">
            <text:p>WAHR</text:p>
          </table:table-cell>
          <table:table-cell table:number-columns-repeated="250"/>
        </table:table-row>
        <table:table-row table:style-name="ro2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2">
          <table:table-cell/>
          <table:table-cell table:style-name="ce6" table:formula="of:=INFO.OBBA.OBBA.OBCONTROLPANELSETVISIBLE([.C8])" office:value-type="float" office:value="1" calcext:value-type="float">
            <text:p>TRUE</text:p>
          </table:table-cell>
          <table:table-cell table:number-columns-repeated="2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2">
          <table:table-cell table:number-columns-repeated="4"/>
          <table:table-cell office:value-type="string" calcext:value-type="string">
            <text:p>Loaded:</text:p>
          </table:table-cell>
          <table:table-cell table:formula="of:=INFO.OBBA.OBBA.OBADDALLJARS([.F8];[.F9])" office:value-type="string" office:string-value="/Users/fries/Documents/Development/finmath experiments/spreadsheets/Swap Leg Schedule/lib" calcext:value-type="string">
            <text:p>/Users/fries/Documents/Development/finmath experiments/spreadsheets/Swap Leg Schedule/lib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/>
          <table:table-cell table:style-name="ce4" office:value-type="string" calcext:value-type="string">
            <text:p>Obba Version</text:p>
          </table:table-cell>
          <table:table-cell table:style-name="ce4"/>
          <table:table-cell/>
          <table:table-cell table:style-name="ce8" office:value-type="string" calcext:value-type="string">
            <text:p>Additional Class Folder (leave empty if not needed)</text:p>
          </table:table-cell>
          <table:table-cell table:style-name="ce8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/>
          <table:table-cell table:style-name="ce5" office:value-type="string" calcext:value-type="string">
            <text:p>Load classes from</text:p>
          </table:table-cell>
          <table:table-cell table:style-name="ce5"/>
          <table:table-cell table:number-columns-repeated="250"/>
        </table:table-row>
        <table:table-row table:style-name="ro3">
          <table:table-cell/>
          <table:table-cell office:value-type="string" calcext:value-type="string">
            <text:p>Version:</text:p>
          </table:table-cell>
          <table:table-cell table:formula="of:=INFO.OBBA.OBBA.OBGETPROPERTY(&quot;version&quot;)" office:value-type="string" office:string-value="4.0.12" calcext:value-type="string">
            <text:p>4.0.12</text:p>
          </table:table-cell>
          <table:table-cell/>
          <table:table-cell office:value-type="string" calcext:value-type="string">
            <text:p>Path:</text:p>
          </table:table-cell>
          <table:table-cell table:style-name="ce9"/>
          <table:table-cell table:number-columns-repeated="250"/>
        </table:table-row>
        <table:table-row table:style-name="ro2">
          <table:table-cell table:number-columns-repeated="4"/>
          <table:table-cell office:value-type="string" calcext:value-type="string">
            <text:p>isRelative:</text:p>
          </table:table-cell>
          <table:table-cell table:style-name="ce10" table:formula="of:=TRUE()" office:value-type="float" office:value="1" calcext:value-type="float">
            <text:p>WAHR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number-columns-repeated="4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2">
          <table:table-cell table:number-columns-repeated="4"/>
          <table:table-cell office:value-type="string" calcext:value-type="string">
            <text:p>Loaded:</text:p>
          </table:table-cell>
          <table:table-cell table:formula="of:=INFO.OBBA.OBBA.OBADDCLASSES([.F17];[.F18])" office:value-type="string" office:string-value="/Users/fries/Documents/Development/finmath experiments/spreadsheets/Swap Leg Schedule" calcext:value-type="string">
            <text:p>/Users/fries/Documents/Development/finmath experiments/spreadsheets/Swap Leg Schedule</text:p>
          </table:table-cell>
          <table:table-cell table:number-columns-repeated="250"/>
        </table:table-row>
        <table:table-row table:style-name="ro1" table:number-rows-repeated="4">
          <table:table-cell table:number-columns-repeated="256"/>
        </table:table-row>
        <table:table-row table:style-name="ro2">
          <table:table-cell table:number-columns-repeated="4"/>
          <table:table-cell table:style-name="ce8" office:value-type="string" calcext:value-type="string">
            <text:p>Reference cell below to ensure lib is loaded:</text:p>
          </table:table-cell>
          <table:table-cell table:style-name="ce8"/>
          <table:table-cell table:number-columns-repeated="250"/>
        </table:table-row>
        <table:table-row table:style-name="ro1">
          <table:table-cell table:number-columns-repeated="4"/>
          <table:table-cell table:formula="of:=IF(OR(ISERROR([.F12]);ISERROR([.F21]));NA();&quot;&quot;)">
            <text:p/>
          </table:table-cell>
          <table:table-cell table:number-columns-repeated="251"/>
        </table:table-row>
        <table:table-row table:style-name="ro1" table:number-rows-repeated="104854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ycount Fractions" table:style-name="ta2" table:print="false">
        <office:forms form:automatic-focus="false" form:apply-design-mode="false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7" table:number-columns-repeated="6" table:default-cell-style-name="ce23"/>
        <table:table-column table:style-name="co7" table:number-columns-repeated="232" table:default-cell-style-name="ce12"/>
        <table:table-column table:style-name="co10" table:number-columns-repeated="4" table:default-cell-style-name="ce33"/>
        <table:table-column table:style-name="co11" table:number-columns-repeated="778" table:default-cell-style-name="Default"/>
        <table:table-row table:style-name="ro4">
          <table:table-cell table:number-columns-repeated="242"/>
          <table:table-cell table:style-name="ce24" table:number-columns-repeated="4"/>
          <table:table-cell table:number-columns-repeated="778"/>
        </table:table-row>
        <table:table-row table:style-name="ro5">
          <table:table-cell table:style-name="ce13"/>
          <table:table-cell table:style-name="ce13" office:value-type="string" calcext:value-type="string">
            <text:p>Swap Leg Schedule</text:p>
          </table:table-cell>
          <table:table-cell table:style-name="ce13" table:number-columns-repeated="2"/>
          <table:table-cell table:style-name="ce24"/>
          <table:table-cell table:style-name="ce28" table:number-columns-repeated="5"/>
          <table:table-cell table:style-name="ce13" table:number-columns-repeated="1004"/>
          <table:table-cell table:number-columns-repeated="10"/>
        </table:table-row>
        <table:table-row table:style-name="ro4">
          <table:table-cell table:style-name="ce14"/>
          <table:table-cell table:style-name="ce15" office:value-type="string" calcext:value-type="string">
            <text:p>Note: This sheet requires Obba 3.0 ( <text:span text:style-name="T2">http://www.obba.info/</text:span><text:span text:style-name="T1"> )</text:span></text:p>
          </table:table-cell>
          <table:table-cell table:style-name="ce14" table:number-columns-repeated="2"/>
          <table:table-cell table:style-name="ce25"/>
          <table:table-cell table:style-name="ce29"/>
          <table:table-cell table:style-name="ce25" table:number-columns-repeated="3"/>
          <table:table-cell table:style-name="ce31"/>
          <table:table-cell table:style-name="ce14" table:number-columns-repeated="1004"/>
          <table:table-cell table:number-columns-repeated="10"/>
        </table:table-row>
        <table:table-row table:style-name="ro4">
          <table:table-cell table:style-name="ce14"/>
          <table:table-cell table:number-columns-repeated="241"/>
          <table:table-cell table:style-name="ce12" table:number-columns-repeated="4"/>
          <table:table-cell table:number-columns-repeated="778"/>
        </table:table-row>
        <table:table-row table:style-name="ro4">
          <table:table-cell table:number-columns-repeated="4"/>
          <table:table-cell table:style-name="ce26" office:value-type="string" calcext:value-type="string">
            <text:p>PeriodIndex</text:p>
          </table:table-cell>
          <table:table-cell table:style-name="ce26" office:value-type="string" calcext:value-type="string">
            <text:p>Fixing</text:p>
          </table:table-cell>
          <table:table-cell table:style-name="ce26" office:value-type="string" calcext:value-type="string">
            <text:p>Payment</text:p>
          </table:table-cell>
          <table:table-cell table:style-name="ce26" office:value-type="string" calcext:value-type="string">
            <text:p>PeriodStart</text:p>
          </table:table-cell>
          <table:table-cell table:style-name="ce26" office:value-type="string" calcext:value-type="string">
            <text:p>PeriodEnd</text:p>
          </table:table-cell>
          <table:table-cell table:style-name="ce26" office:value-type="string" calcext:value-type="string">
            <text:p>PeriodLength</text:p>
          </table:table-cell>
          <table:table-cell table:number-columns-repeated="1014"/>
        </table:table-row>
        <table:table-row table:style-name="ro4">
          <table:table-cell/>
          <table:table-cell table:style-name="ce16" office:value-type="string" calcext:value-type="string">
            <text:p>Swap Leg Schedule Generator</text:p>
          </table:table-cell>
          <table:table-cell table:style-name="ce16"/>
          <table:table-cell/>
          <table:table-cell table:style-name="ce27" office:value-type="float" office:value="0" calcext:value-type="float">
            <text:p>0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]));&quot;get&quot;&amp;[.F$5]);&quot;getTime&quot;))" office:value-type="date" office:date-value="2013-04-12" calcext:value-type="date">
            <text:p>12.04.201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]));&quot;get&quot;&amp;[.G$5]);&quot;getTime&quot;))" office:value-type="date" office:date-value="2013-05-02" calcext:value-type="date">
            <text:p>02.05.201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]));&quot;get&quot;&amp;[.H$5]);&quot;getTime&quot;))" office:value-type="date" office:date-value="2013-04-12" calcext:value-type="date">
            <text:p>12.04.201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]));&quot;get&quot;&amp;[.I$5]);&quot;getTime&quot;))" office:value-type="date" office:date-value="2013-04-30" calcext:value-type="date">
            <text:p>30.04.2013</text:p>
          </table:table-cell>
          <table:table-cell table:style-name="ce32" table:formula="of:=INFO.OBBA.OBBA.OBGET(INFO.OBBA.OBBA.OBCALL(&quot;&quot;;[.$B$21];&quot;getPeriodLength&quot;;INFO.OBBA.OBBA.OBMAKE(&quot;&quot;;&quot;int&quot;;[.$E6])))" office:value-type="float" office:value="0.05" calcext:value-type="float">
            <text:p>0,0500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]));&quot;get&quot;&amp;[.F$5]);&quot;getTime&quot;))" office:value-type="date" office:date-value="2013-04-30" calcext:value-type="date">
            <text:p>30.04.201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]));&quot;get&quot;&amp;[.G$5]);&quot;getTime&quot;))" office:value-type="date" office:date-value="2013-08-01" calcext:value-type="date">
            <text:p>01.08.201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]));&quot;get&quot;&amp;[.H$5]);&quot;getTime&quot;))" office:value-type="date" office:date-value="2013-04-30" calcext:value-type="date">
            <text:p>30.04.201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]));&quot;get&quot;&amp;[.I$5]);&quot;getTime&quot;))" office:value-type="date" office:date-value="2013-07-30" calcext:value-type="date">
            <text:p>30.07.2013</text:p>
          </table:table-cell>
          <table:table-cell table:style-name="ce32" table:formula="of:=INFO.OBBA.OBBA.OBGET(INFO.OBBA.OBBA.OBCALL(&quot;&quot;;[.$B$21];&quot;getPeriodLength&quot;;INFO.OBBA.OBBA.OBMAKE(&quot;&quot;;&quot;int&quot;;[.$E7])))" office:value-type="float" office:value="0.252777777777778" calcext:value-type="float">
            <text:p>0,252778</text:p>
          </table:table-cell>
          <table:table-cell table:number-columns-repeated="1014"/>
        </table:table-row>
        <table:table-row table:style-name="ro4">
          <table:table-cell/>
          <table:table-cell table:style-name="ce17" office:value-type="string" calcext:value-type="string">
            <text:p>Parameters:</text:p>
          </table:table-cell>
          <table:table-cell table:style-name="ce17"/>
          <table:table-cell/>
          <table:table-cell table:style-name="ce27" office:value-type="float" office:value="2" calcext:value-type="float">
            <text:p>2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]));&quot;get&quot;&amp;[.F$5]);&quot;getTime&quot;))" office:value-type="date" office:date-value="2013-07-30" calcext:value-type="date">
            <text:p>30.07.201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]));&quot;get&quot;&amp;[.G$5]);&quot;getTime&quot;))" office:value-type="date" office:date-value="2013-11-01" calcext:value-type="date">
            <text:p>01.11.201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]));&quot;get&quot;&amp;[.H$5]);&quot;getTime&quot;))" office:value-type="date" office:date-value="2013-07-30" calcext:value-type="date">
            <text:p>30.07.201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]));&quot;get&quot;&amp;[.I$5]);&quot;getTime&quot;))" office:value-type="date" office:date-value="2013-10-30" calcext:value-type="date">
            <text:p>30.10.2013</text:p>
          </table:table-cell>
          <table:table-cell table:style-name="ce32" table:formula="of:=INFO.OBBA.OBBA.OBGET(INFO.OBBA.OBBA.OBCALL(&quot;&quot;;[.$B$21];&quot;getPeriodLength&quot;;INFO.OBBA.OBBA.OBMAKE(&quot;&quot;;&quot;int&quot;;[.$E8])))" office:value-type="float" office:value="0.255555555555556" calcext:value-type="float">
            <text:p>0,255556</text:p>
          </table:table-cell>
          <table:table-cell table:number-columns-repeated="1014"/>
        </table:table-row>
        <table:table-row table:style-name="ro4">
          <table:table-cell/>
          <table:table-cell table:style-name="ce18" table:formula="of:=INFO.OBBA.OBBA.OBMAKE(&quot;referenceDate&quot;;&quot;Date&quot;;[.C9])" office:value-type="string" office:string-value="referenceDate &#10;[1]" calcext:value-type="string">
            <text:p>referenceDate </text:p>
            <text:p>[1]</text:p>
          </table:table-cell>
          <table:table-cell table:style-name="ce19" office:value-type="date" office:date-value="2013-04-10" calcext:value-type="date">
            <text:p>10.04.2013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]));&quot;get&quot;&amp;[.F$5]);&quot;getTime&quot;))" office:value-type="date" office:date-value="2013-10-30" calcext:value-type="date">
            <text:p>30.10.201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]));&quot;get&quot;&amp;[.G$5]);&quot;getTime&quot;))" office:value-type="date" office:date-value="2014-02-03" calcext:value-type="date">
            <text:p>03.02.201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]));&quot;get&quot;&amp;[.H$5]);&quot;getTime&quot;))" office:value-type="date" office:date-value="2013-10-30" calcext:value-type="date">
            <text:p>30.10.201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]));&quot;get&quot;&amp;[.I$5]);&quot;getTime&quot;))" office:value-type="date" office:date-value="2014-01-30" calcext:value-type="date">
            <text:p>30.01.2014</text:p>
          </table:table-cell>
          <table:table-cell table:style-name="ce32" table:formula="of:=INFO.OBBA.OBBA.OBGET(INFO.OBBA.OBBA.OBCALL(&quot;&quot;;[.$B$21];&quot;getPeriodLength&quot;;INFO.OBBA.OBBA.OBMAKE(&quot;&quot;;&quot;int&quot;;[.$E9])))" office:value-type="float" office:value="0.255555555555556" calcext:value-type="float">
            <text:p>0,255556</text:p>
          </table:table-cell>
          <table:table-cell table:number-columns-repeated="1014"/>
        </table:table-row>
        <table:table-row table:style-name="ro4">
          <table:table-cell/>
          <table:table-cell table:style-name="ce18" table:formula="of:=INFO.OBBA.OBBA.OBMAKE(&quot;spotDate&quot;;&quot;Date&quot;;[.C10])" office:value-type="string" office:string-value="spotDate &#10;[2]" calcext:value-type="string">
            <text:p>spotDate </text:p>
            <text:p>[2]</text:p>
          </table:table-cell>
          <table:table-cell table:style-name="ce19" table:formula="of:=[.C9]+2" office:value-type="date" office:date-value="2013-04-12" calcext:value-type="date">
            <text:p>12.04.2013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]));&quot;get&quot;&amp;[.F$5]);&quot;getTime&quot;))" office:value-type="date" office:date-value="2014-01-30" calcext:value-type="date">
            <text:p>30.01.201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]));&quot;get&quot;&amp;[.G$5]);&quot;getTime&quot;))" office:value-type="date" office:date-value="2014-05-02" calcext:value-type="date">
            <text:p>02.05.201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]));&quot;get&quot;&amp;[.H$5]);&quot;getTime&quot;))" office:value-type="date" office:date-value="2014-01-30" calcext:value-type="date">
            <text:p>30.01.201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]));&quot;get&quot;&amp;[.I$5]);&quot;getTime&quot;))" office:value-type="date" office:date-value="2014-04-30" calcext:value-type="date">
            <text:p>30.04.2014</text:p>
          </table:table-cell>
          <table:table-cell table:style-name="ce32" table:formula="of:=INFO.OBBA.OBBA.OBGET(INFO.OBBA.OBBA.OBCALL(&quot;&quot;;[.$B$21];&quot;getPeriodLength&quot;;INFO.OBBA.OBBA.OBMAKE(&quot;&quot;;&quot;int&quot;;[.$E10])))" office:value-type="float" office:value="0.25" calcext:value-type="float">
            <text:p>0,250000</text:p>
          </table:table-cell>
          <table:table-cell table:number-columns-repeated="1014"/>
        </table:table-row>
        <table:table-row table:style-name="ro4">
          <table:table-cell/>
          <table:table-cell table:style-name="ce18" table:formula="of:=INFO.OBBA.OBBA.OBMAKE(&quot;frequency&quot;;&quot;String&quot;;[.C11])" office:value-type="string" office:string-value="frequency &#10;[3]" calcext:value-type="string">
            <text:p>frequency </text:p>
            <text:p>[3]</text:p>
          </table:table-cell>
          <table:table-cell table:style-name="ce20" office:value-type="string" calcext:value-type="string">
            <text:p>quaterly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]));&quot;get&quot;&amp;[.F$5]);&quot;getTime&quot;))" office:value-type="date" office:date-value="2014-04-30" calcext:value-type="date">
            <text:p>30.04.201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]));&quot;get&quot;&amp;[.G$5]);&quot;getTime&quot;))" office:value-type="date" office:date-value="2014-08-01" calcext:value-type="date">
            <text:p>01.08.201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]));&quot;get&quot;&amp;[.H$5]);&quot;getTime&quot;))" office:value-type="date" office:date-value="2014-04-30" calcext:value-type="date">
            <text:p>30.04.201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]));&quot;get&quot;&amp;[.I$5]);&quot;getTime&quot;))" office:value-type="date" office:date-value="2014-07-30" calcext:value-type="date">
            <text:p>30.07.2014</text:p>
          </table:table-cell>
          <table:table-cell table:style-name="ce32" table:formula="of:=INFO.OBBA.OBBA.OBGET(INFO.OBBA.OBBA.OBCALL(&quot;&quot;;[.$B$21];&quot;getPeriodLength&quot;;INFO.OBBA.OBBA.OBMAKE(&quot;&quot;;&quot;int&quot;;[.$E11])))" office:value-type="float" office:value="0.252777777777778" calcext:value-type="float">
            <text:p>0,252778</text:p>
          </table:table-cell>
          <table:table-cell table:number-columns-repeated="1014"/>
        </table:table-row>
        <table:table-row table:style-name="ro4">
          <table:table-cell/>
          <table:table-cell table:style-name="ce18" table:formula="of:=INFO.OBBA.OBBA.OBMAKE(&quot;maturity&quot;;&quot;double&quot;;[.C12])" office:value-type="string" office:string-value="maturity &#10;[4]" calcext:value-type="string">
            <text:p>maturity </text:p>
            <text:p>[4]</text:p>
          </table:table-cell>
          <table:table-cell table:style-name="ce21" office:value-type="float" office:value="5.3" calcext:value-type="float">
            <text:p>5,3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]));&quot;get&quot;&amp;[.F$5]);&quot;getTime&quot;))" office:value-type="date" office:date-value="2014-07-30" calcext:value-type="date">
            <text:p>30.07.201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]));&quot;get&quot;&amp;[.G$5]);&quot;getTime&quot;))" office:value-type="date" office:date-value="2014-11-03" calcext:value-type="date">
            <text:p>03.11.201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]));&quot;get&quot;&amp;[.H$5]);&quot;getTime&quot;))" office:value-type="date" office:date-value="2014-07-30" calcext:value-type="date">
            <text:p>30.07.201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]));&quot;get&quot;&amp;[.I$5]);&quot;getTime&quot;))" office:value-type="date" office:date-value="2014-10-30" calcext:value-type="date">
            <text:p>30.10.2014</text:p>
          </table:table-cell>
          <table:table-cell table:style-name="ce32" table:formula="of:=INFO.OBBA.OBBA.OBGET(INFO.OBBA.OBBA.OBCALL(&quot;&quot;;[.$B$21];&quot;getPeriodLength&quot;;INFO.OBBA.OBBA.OBMAKE(&quot;&quot;;&quot;int&quot;;[.$E12])))" office:value-type="float" office:value="0.255555555555556" calcext:value-type="float">
            <text:p>0,255556</text:p>
          </table:table-cell>
          <table:table-cell table:number-columns-repeated="1014"/>
        </table:table-row>
        <table:table-row table:style-name="ro4">
          <table:table-cell/>
          <table:table-cell table:style-name="ce18" table:formula="of:=INFO.OBBA.OBBA.OBMAKE(&quot;daycountConvention&quot;;&quot;String&quot;;[.C13])" office:value-type="string" office:string-value="daycountConvention &#10;[1580]" calcext:value-type="string">
            <text:p>daycountConvention </text:p>
            <text:p>[1580]</text:p>
          </table:table-cell>
          <table:table-cell table:style-name="ce19" office:value-type="string" calcext:value-type="string">
            <text:p>ACT/360</text:p>
          </table:table-cell>
          <table:table-cell/>
          <table:table-cell table:style-name="ce27" office:value-type="float" office:value="7" calcext:value-type="float">
            <text:p>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]));&quot;get&quot;&amp;[.F$5]);&quot;getTime&quot;))" office:value-type="date" office:date-value="2014-10-30" calcext:value-type="date">
            <text:p>30.10.201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]));&quot;get&quot;&amp;[.G$5]);&quot;getTime&quot;))" office:value-type="date" office:date-value="2015-02-02" calcext:value-type="date">
            <text:p>02.02.201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]));&quot;get&quot;&amp;[.H$5]);&quot;getTime&quot;))" office:value-type="date" office:date-value="2014-10-30" calcext:value-type="date">
            <text:p>30.10.201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]));&quot;get&quot;&amp;[.I$5]);&quot;getTime&quot;))" office:value-type="date" office:date-value="2015-01-30" calcext:value-type="date">
            <text:p>30.01.2015</text:p>
          </table:table-cell>
          <table:table-cell table:style-name="ce32" table:formula="of:=INFO.OBBA.OBBA.OBGET(INFO.OBBA.OBBA.OBCALL(&quot;&quot;;[.$B$21];&quot;getPeriodLength&quot;;INFO.OBBA.OBBA.OBMAKE(&quot;&quot;;&quot;int&quot;;[.$E13])))" office:value-type="float" office:value="0.255555555555556" calcext:value-type="float">
            <text:p>0,255556</text:p>
          </table:table-cell>
          <table:table-cell table:number-columns-repeated="1014"/>
        </table:table-row>
        <table:table-row table:style-name="ro4">
          <table:table-cell/>
          <table:table-cell table:style-name="ce18" table:formula="of:=INFO.OBBA.OBBA.OBMAKE(&quot;shortPeriodConvention&quot;;&quot;String&quot;;[.C14])" office:value-type="string" office:string-value="shortPeriodConvention &#10;[6]" calcext:value-type="string">
            <text:p>shortPeriodConvention </text:p>
            <text:p>[6]</text:p>
          </table:table-cell>
          <table:table-cell table:style-name="ce19" office:value-type="string" calcext:value-type="string">
            <text:p>first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4]));&quot;get&quot;&amp;[.F$5]);&quot;getTime&quot;))" office:value-type="date" office:date-value="2015-01-30" calcext:value-type="date">
            <text:p>30.01.201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4]));&quot;get&quot;&amp;[.G$5]);&quot;getTime&quot;))" office:value-type="date" office:date-value="2015-05-04" calcext:value-type="date">
            <text:p>04.05.201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4]));&quot;get&quot;&amp;[.H$5]);&quot;getTime&quot;))" office:value-type="date" office:date-value="2015-01-30" calcext:value-type="date">
            <text:p>30.01.201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4]));&quot;get&quot;&amp;[.I$5]);&quot;getTime&quot;))" office:value-type="date" office:date-value="2015-04-30" calcext:value-type="date">
            <text:p>30.04.2015</text:p>
          </table:table-cell>
          <table:table-cell table:style-name="ce32" table:formula="of:=INFO.OBBA.OBBA.OBGET(INFO.OBBA.OBBA.OBCALL(&quot;&quot;;[.$B$21];&quot;getPeriodLength&quot;;INFO.OBBA.OBBA.OBMAKE(&quot;&quot;;&quot;int&quot;;[.$E14])))" office:value-type="float" office:value="0.25" calcext:value-type="float">
            <text:p>0,250000</text:p>
          </table:table-cell>
          <table:table-cell table:number-columns-repeated="1014"/>
        </table:table-row>
        <table:table-row table:style-name="ro4">
          <table:table-cell/>
          <table:table-cell table:style-name="ce18" table:formula="of:=INFO.OBBA.OBBA.OBMAKE(&quot;dateRollConvention&quot;;&quot;String&quot;;[.C15])" office:value-type="string" office:string-value="dateRollConvention &#10;[534]" calcext:value-type="string">
            <text:p>dateRollConvention </text:p>
            <text:p>[534]</text:p>
          </table:table-cell>
          <table:table-cell table:style-name="ce22" office:value-type="string" calcext:value-type="string">
            <text:p>follow</text:p>
          </table:table-cell>
          <table:table-cell/>
          <table:table-cell table:style-name="ce27" office:value-type="float" office:value="9" calcext:value-type="float">
            <text:p>9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5]));&quot;get&quot;&amp;[.F$5]);&quot;getTime&quot;))" office:value-type="date" office:date-value="2015-04-30" calcext:value-type="date">
            <text:p>30.04.201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5]));&quot;get&quot;&amp;[.G$5]);&quot;getTime&quot;))" office:value-type="date" office:date-value="2015-08-03" calcext:value-type="date">
            <text:p>03.08.201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5]));&quot;get&quot;&amp;[.H$5]);&quot;getTime&quot;))" office:value-type="date" office:date-value="2015-04-30" calcext:value-type="date">
            <text:p>30.04.201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5]));&quot;get&quot;&amp;[.I$5]);&quot;getTime&quot;))" office:value-type="date" office:date-value="2015-07-30" calcext:value-type="date">
            <text:p>30.07.2015</text:p>
          </table:table-cell>
          <table:table-cell table:style-name="ce32" table:formula="of:=INFO.OBBA.OBBA.OBGET(INFO.OBBA.OBBA.OBCALL(&quot;&quot;;[.$B$21];&quot;getPeriodLength&quot;;INFO.OBBA.OBBA.OBMAKE(&quot;&quot;;&quot;int&quot;;[.$E15])))" office:value-type="float" office:value="0.252777777777778" calcext:value-type="float">
            <text:p>0,252778</text:p>
          </table:table-cell>
          <table:table-cell table:number-columns-repeated="1014"/>
        </table:table-row>
        <table:table-row table:style-name="ro4">
          <table:table-cell/>
          <table:table-cell table:style-name="ce18" table:formula="of:=INFO.OBBA.OBBA.OBMAKE(&quot;businessDayCal&quot;;obLibs&amp;&quot;net.finmath.time.businessdaycalendar.&quot;&amp;[.C16])" office:value-type="string" office:string-value="businessDayCal &#10;[8]" calcext:value-type="string">
            <text:p>businessDayCal </text:p>
            <text:p>[8]</text:p>
          </table:table-cell>
          <table:table-cell table:style-name="ce19" office:value-type="string" calcext:value-type="string">
            <text:p>BusinessdayCalendarExcludingTARGETHolidays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6]));&quot;get&quot;&amp;[.F$5]);&quot;getTime&quot;))" office:value-type="date" office:date-value="2015-07-30" calcext:value-type="date">
            <text:p>30.07.201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6]));&quot;get&quot;&amp;[.G$5]);&quot;getTime&quot;))" office:value-type="date" office:date-value="2015-11-02" calcext:value-type="date">
            <text:p>02.11.201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6]));&quot;get&quot;&amp;[.H$5]);&quot;getTime&quot;))" office:value-type="date" office:date-value="2015-07-30" calcext:value-type="date">
            <text:p>30.07.201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6]));&quot;get&quot;&amp;[.I$5]);&quot;getTime&quot;))" office:value-type="date" office:date-value="2015-10-30" calcext:value-type="date">
            <text:p>30.10.2015</text:p>
          </table:table-cell>
          <table:table-cell table:style-name="ce32" table:formula="of:=INFO.OBBA.OBBA.OBGET(INFO.OBBA.OBBA.OBCALL(&quot;&quot;;[.$B$21];&quot;getPeriodLength&quot;;INFO.OBBA.OBBA.OBMAKE(&quot;&quot;;&quot;int&quot;;[.$E16])))" office:value-type="float" office:value="0.255555555555556" calcext:value-type="float">
            <text:p>0,255556</text:p>
          </table:table-cell>
          <table:table-cell table:number-columns-repeated="1014"/>
        </table:table-row>
        <table:table-row table:style-name="ro4">
          <table:table-cell/>
          <table:table-cell table:style-name="ce18" table:formula="of:=INFO.OBBA.OBBA.OBMAKE(&quot;fixingOffset&quot;;&quot;int&quot;;[.C17])" office:value-type="string" office:string-value="fixingOffset &#10;[9]" calcext:value-type="string">
            <text:p>fixingOffset </text:p>
            <text:p>[9]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27" office:value-type="float" office:value="11" calcext:value-type="float">
            <text:p>11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7]));&quot;get&quot;&amp;[.F$5]);&quot;getTime&quot;))" office:value-type="date" office:date-value="2015-10-30" calcext:value-type="date">
            <text:p>30.10.201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7]));&quot;get&quot;&amp;[.G$5]);&quot;getTime&quot;))" office:value-type="date" office:date-value="2016-02-03" calcext:value-type="date">
            <text:p>03.02.201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7]));&quot;get&quot;&amp;[.H$5]);&quot;getTime&quot;))" office:value-type="date" office:date-value="2015-10-30" calcext:value-type="date">
            <text:p>30.10.201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7]));&quot;get&quot;&amp;[.I$5]);&quot;getTime&quot;))" office:value-type="date" office:date-value="2016-02-01" calcext:value-type="date">
            <text:p>01.02.2016</text:p>
          </table:table-cell>
          <table:table-cell table:style-name="ce32" table:formula="of:=INFO.OBBA.OBBA.OBGET(INFO.OBBA.OBBA.OBCALL(&quot;&quot;;[.$B$21];&quot;getPeriodLength&quot;;INFO.OBBA.OBBA.OBMAKE(&quot;&quot;;&quot;int&quot;;[.$E17])))" office:value-type="float" office:value="0.261111111111111" calcext:value-type="float">
            <text:p>0,261111</text:p>
          </table:table-cell>
          <table:table-cell table:number-columns-repeated="1014"/>
        </table:table-row>
        <table:table-row table:style-name="ro4">
          <table:table-cell/>
          <table:table-cell table:style-name="ce18" table:formula="of:=INFO.OBBA.OBBA.OBMAKE(&quot;paymentOffset&quot;;&quot;int&quot;;[.C18])" office:value-type="string" office:string-value="paymentOffset &#10;[10]" calcext:value-type="string">
            <text:p>paymentOffset </text:p>
            <text:p>[10]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7" office:value-type="float" office:value="12" calcext:value-type="float">
            <text:p>12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8]));&quot;get&quot;&amp;[.F$5]);&quot;getTime&quot;))" office:value-type="date" office:date-value="2016-02-01" calcext:value-type="date">
            <text:p>01.02.201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8]));&quot;get&quot;&amp;[.G$5]);&quot;getTime&quot;))" office:value-type="date" office:date-value="2016-05-04" calcext:value-type="date">
            <text:p>04.05.201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8]));&quot;get&quot;&amp;[.H$5]);&quot;getTime&quot;))" office:value-type="date" office:date-value="2016-02-01" calcext:value-type="date">
            <text:p>01.02.201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8]));&quot;get&quot;&amp;[.I$5]);&quot;getTime&quot;))" office:value-type="date" office:date-value="2016-05-02" calcext:value-type="date">
            <text:p>02.05.2016</text:p>
          </table:table-cell>
          <table:table-cell table:style-name="ce32" table:formula="of:=INFO.OBBA.OBBA.OBGET(INFO.OBBA.OBBA.OBCALL(&quot;&quot;;[.$B$21];&quot;getPeriodLength&quot;;INFO.OBBA.OBBA.OBMAKE(&quot;&quot;;&quot;int&quot;;[.$E18])))" office:value-type="float" office:value="0.252777777777778" calcext:value-type="float">
            <text:p>0,252778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3" calcext:value-type="float">
            <text:p>1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9]));&quot;get&quot;&amp;[.F$5]);&quot;getTime&quot;))" office:value-type="date" office:date-value="2016-05-02" calcext:value-type="date">
            <text:p>02.05.201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9]));&quot;get&quot;&amp;[.G$5]);&quot;getTime&quot;))" office:value-type="date" office:date-value="2016-08-03" calcext:value-type="date">
            <text:p>03.08.201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9]));&quot;get&quot;&amp;[.H$5]);&quot;getTime&quot;))" office:value-type="date" office:date-value="2016-05-02" calcext:value-type="date">
            <text:p>02.05.201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9]));&quot;get&quot;&amp;[.I$5]);&quot;getTime&quot;))" office:value-type="date" office:date-value="2016-08-01" calcext:value-type="date">
            <text:p>01.08.2016</text:p>
          </table:table-cell>
          <table:table-cell table:style-name="ce32" table:formula="of:=INFO.OBBA.OBBA.OBGET(INFO.OBBA.OBBA.OBCALL(&quot;&quot;;[.$B$21];&quot;getPeriodLength&quot;;INFO.OBBA.OBBA.OBMAKE(&quot;&quot;;&quot;int&quot;;[.$E19])))" office:value-type="float" office:value="0.252777777777778" calcext:value-type="float">
            <text:p>0,252778</text:p>
          </table:table-cell>
          <table:table-cell table:number-columns-repeated="1014"/>
        </table:table-row>
        <table:table-row table:style-name="ro4">
          <table:table-cell/>
          <table:table-cell table:style-name="ce17" office:value-type="string" calcext:value-type="string">
            <text:p>Object:</text:p>
          </table:table-cell>
          <table:table-cell table:style-name="ce17"/>
          <table:table-cell/>
          <table:table-cell table:style-name="ce27" office:value-type="float" office:value="14" calcext:value-type="float">
            <text:p>1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0]));&quot;get&quot;&amp;[.F$5]);&quot;getTime&quot;))" office:value-type="date" office:date-value="2016-08-01" calcext:value-type="date">
            <text:p>01.08.201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0]));&quot;get&quot;&amp;[.G$5]);&quot;getTime&quot;))" office:value-type="date" office:date-value="2016-11-02" calcext:value-type="date">
            <text:p>02.11.201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0]));&quot;get&quot;&amp;[.H$5]);&quot;getTime&quot;))" office:value-type="date" office:date-value="2016-08-01" calcext:value-type="date">
            <text:p>01.08.201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0]));&quot;get&quot;&amp;[.I$5]);&quot;getTime&quot;))" office:value-type="date" office:date-value="2016-10-31" calcext:value-type="date">
            <text:p>31.10.2016</text:p>
          </table:table-cell>
          <table:table-cell table:style-name="ce32" table:formula="of:=INFO.OBBA.OBBA.OBGET(INFO.OBBA.OBBA.OBCALL(&quot;&quot;;[.$B$21];&quot;getPeriodLength&quot;;INFO.OBBA.OBBA.OBMAKE(&quot;&quot;;&quot;int&quot;;[.$E20])))" office:value-type="float" office:value="0.252777777777778" calcext:value-type="float">
            <text:p>0,252778</text:p>
          </table:table-cell>
          <table:table-cell table:number-columns-repeated="1014"/>
        </table:table-row>
        <table:table-row table:style-name="ro4">
          <table:table-cell/>
          <table:table-cell table:formula="of:=INFO.OBBA.OBBA.OBCALL(&quot;Schedule&quot;;obLibs&amp;&quot;net.finmath.time.ScheduleGenerator&quot;;&quot;createScheduleFromConventions&quot;;[.B9:.B18])" office:value-type="string" office:string-value="Schedule &#10;[1581]" calcext:value-type="string">
            <text:p>Schedule </text:p>
            <text:p>[1581]</text:p>
          </table:table-cell>
          <table:table-cell table:number-columns-repeated="2"/>
          <table:table-cell table:style-name="ce27" office:value-type="float" office:value="15" calcext:value-type="float">
            <text:p>1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1]));&quot;get&quot;&amp;[.F$5]);&quot;getTime&quot;))" office:value-type="date" office:date-value="2016-10-31" calcext:value-type="date">
            <text:p>31.10.201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1]));&quot;get&quot;&amp;[.G$5]);&quot;getTime&quot;))" office:value-type="date" office:date-value="2017-02-01" calcext:value-type="date">
            <text:p>01.02.201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1]));&quot;get&quot;&amp;[.H$5]);&quot;getTime&quot;))" office:value-type="date" office:date-value="2016-10-31" calcext:value-type="date">
            <text:p>31.10.201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1]));&quot;get&quot;&amp;[.I$5]);&quot;getTime&quot;))" office:value-type="date" office:date-value="2017-01-30" calcext:value-type="date">
            <text:p>30.01.2017</text:p>
          </table:table-cell>
          <table:table-cell table:style-name="ce32" table:formula="of:=INFO.OBBA.OBBA.OBGET(INFO.OBBA.OBBA.OBCALL(&quot;&quot;;[.$B$21];&quot;getPeriodLength&quot;;INFO.OBBA.OBBA.OBMAKE(&quot;&quot;;&quot;int&quot;;[.$E21])))" office:value-type="float" office:value="0.252777777777778" calcext:value-type="float">
            <text:p>0,252778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6" calcext:value-type="float">
            <text:p>1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2]));&quot;get&quot;&amp;[.F$5]);&quot;getTime&quot;))" office:value-type="date" office:date-value="2017-01-30" calcext:value-type="date">
            <text:p>30.01.201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2]));&quot;get&quot;&amp;[.G$5]);&quot;getTime&quot;))" office:value-type="date" office:date-value="2017-05-04" calcext:value-type="date">
            <text:p>04.05.201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2]));&quot;get&quot;&amp;[.H$5]);&quot;getTime&quot;))" office:value-type="date" office:date-value="2017-01-30" calcext:value-type="date">
            <text:p>30.01.201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2]));&quot;get&quot;&amp;[.I$5]);&quot;getTime&quot;))" office:value-type="date" office:date-value="2017-05-02" calcext:value-type="date">
            <text:p>02.05.2017</text:p>
          </table:table-cell>
          <table:table-cell table:style-name="ce32" table:formula="of:=INFO.OBBA.OBBA.OBGET(INFO.OBBA.OBBA.OBCALL(&quot;&quot;;[.$B$21];&quot;getPeriodLength&quot;;INFO.OBBA.OBBA.OBMAKE(&quot;&quot;;&quot;int&quot;;[.$E22])))" office:value-type="float" office:value="0.255555555555556" calcext:value-type="float">
            <text:p>0,255556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7" calcext:value-type="float">
            <text:p>1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3]));&quot;get&quot;&amp;[.F$5]);&quot;getTime&quot;))" office:value-type="date" office:date-value="2017-05-02" calcext:value-type="date">
            <text:p>02.05.201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3]));&quot;get&quot;&amp;[.G$5]);&quot;getTime&quot;))" office:value-type="date" office:date-value="2017-08-02" calcext:value-type="date">
            <text:p>02.08.201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3]));&quot;get&quot;&amp;[.H$5]);&quot;getTime&quot;))" office:value-type="date" office:date-value="2017-05-02" calcext:value-type="date">
            <text:p>02.05.201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3]));&quot;get&quot;&amp;[.I$5]);&quot;getTime&quot;))" office:value-type="date" office:date-value="2017-07-31" calcext:value-type="date">
            <text:p>31.07.2017</text:p>
          </table:table-cell>
          <table:table-cell table:style-name="ce32" table:formula="of:=INFO.OBBA.OBBA.OBGET(INFO.OBBA.OBBA.OBCALL(&quot;&quot;;[.$B$21];&quot;getPeriodLength&quot;;INFO.OBBA.OBBA.OBMAKE(&quot;&quot;;&quot;int&quot;;[.$E23])))" office:value-type="float" office:value="0.25" calcext:value-type="float">
            <text:p>0,2500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8" calcext:value-type="float">
            <text:p>1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4]));&quot;get&quot;&amp;[.F$5]);&quot;getTime&quot;))" office:value-type="date" office:date-value="2017-07-31" calcext:value-type="date">
            <text:p>31.07.201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4]));&quot;get&quot;&amp;[.G$5]);&quot;getTime&quot;))" office:value-type="date" office:date-value="2017-11-01" calcext:value-type="date">
            <text:p>01.11.201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4]));&quot;get&quot;&amp;[.H$5]);&quot;getTime&quot;))" office:value-type="date" office:date-value="2017-07-31" calcext:value-type="date">
            <text:p>31.07.201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4]));&quot;get&quot;&amp;[.I$5]);&quot;getTime&quot;))" office:value-type="date" office:date-value="2017-10-30" calcext:value-type="date">
            <text:p>30.10.2017</text:p>
          </table:table-cell>
          <table:table-cell table:style-name="ce32" table:formula="of:=INFO.OBBA.OBBA.OBGET(INFO.OBBA.OBBA.OBCALL(&quot;&quot;;[.$B$21];&quot;getPeriodLength&quot;;INFO.OBBA.OBBA.OBMAKE(&quot;&quot;;&quot;int&quot;;[.$E24])))" office:value-type="float" office:value="0.252777777777778" calcext:value-type="float">
            <text:p>0,252778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9" calcext:value-type="float">
            <text:p>19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5]));&quot;get&quot;&amp;[.F$5]);&quot;getTime&quot;))" office:value-type="date" office:date-value="2017-10-30" calcext:value-type="date">
            <text:p>30.10.201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5]));&quot;get&quot;&amp;[.G$5]);&quot;getTime&quot;))" office:value-type="date" office:date-value="2018-02-01" calcext:value-type="date">
            <text:p>01.02.201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5]));&quot;get&quot;&amp;[.H$5]);&quot;getTime&quot;))" office:value-type="date" office:date-value="2017-10-30" calcext:value-type="date">
            <text:p>30.10.201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5]));&quot;get&quot;&amp;[.I$5]);&quot;getTime&quot;))" office:value-type="date" office:date-value="2018-01-30" calcext:value-type="date">
            <text:p>30.01.2018</text:p>
          </table:table-cell>
          <table:table-cell table:style-name="ce32" table:formula="of:=INFO.OBBA.OBBA.OBGET(INFO.OBBA.OBBA.OBCALL(&quot;&quot;;[.$B$21];&quot;getPeriodLength&quot;;INFO.OBBA.OBBA.OBMAKE(&quot;&quot;;&quot;int&quot;;[.$E25])))" office:value-type="float" office:value="0.255555555555556" calcext:value-type="float">
            <text:p>0,255556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20" calcext:value-type="float">
            <text:p>20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6]));&quot;get&quot;&amp;[.F$5]);&quot;getTime&quot;))" office:value-type="date" office:date-value="2018-01-30" calcext:value-type="date">
            <text:p>30.01.201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6]));&quot;get&quot;&amp;[.G$5]);&quot;getTime&quot;))" office:value-type="date" office:date-value="2018-05-02" calcext:value-type="date">
            <text:p>02.05.201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6]));&quot;get&quot;&amp;[.H$5]);&quot;getTime&quot;))" office:value-type="date" office:date-value="2018-01-30" calcext:value-type="date">
            <text:p>30.01.201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6]));&quot;get&quot;&amp;[.I$5]);&quot;getTime&quot;))" office:value-type="date" office:date-value="2018-04-30" calcext:value-type="date">
            <text:p>30.04.2018</text:p>
          </table:table-cell>
          <table:table-cell table:style-name="ce32" table:formula="of:=INFO.OBBA.OBBA.OBGET(INFO.OBBA.OBBA.OBCALL(&quot;&quot;;[.$B$21];&quot;getPeriodLength&quot;;INFO.OBBA.OBBA.OBMAKE(&quot;&quot;;&quot;int&quot;;[.$E26])))" office:value-type="float" office:value="0.25" calcext:value-type="float">
            <text:p>0,2500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21" calcext:value-type="float">
            <text:p>21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7]));&quot;get&quot;&amp;[.F$5]);&quot;getTime&quot;))" office:value-type="date" office:date-value="2018-04-30" calcext:value-type="date">
            <text:p>30.04.201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7]));&quot;get&quot;&amp;[.G$5]);&quot;getTime&quot;))" office:value-type="date" office:date-value="2018-08-01" calcext:value-type="date">
            <text:p>01.08.201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7]));&quot;get&quot;&amp;[.H$5]);&quot;getTime&quot;))" office:value-type="date" office:date-value="2018-04-30" calcext:value-type="date">
            <text:p>30.04.201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7]));&quot;get&quot;&amp;[.I$5]);&quot;getTime&quot;))" office:value-type="date" office:date-value="2018-07-30" calcext:value-type="date">
            <text:p>30.07.2018</text:p>
          </table:table-cell>
          <table:table-cell table:style-name="ce32" table:formula="of:=INFO.OBBA.OBBA.OBGET(INFO.OBBA.OBBA.OBCALL(&quot;&quot;;[.$B$21];&quot;getPeriodLength&quot;;INFO.OBBA.OBBA.OBMAKE(&quot;&quot;;&quot;int&quot;;[.$E27])))" office:value-type="float" office:value="0.252777777777778" calcext:value-type="float">
            <text:p>0,252778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22" calcext:value-type="float">
            <text:p>22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8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8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8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8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28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23" calcext:value-type="float">
            <text:p>2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9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9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9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9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29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24" calcext:value-type="float">
            <text:p>2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0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0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0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0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30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25" calcext:value-type="float">
            <text:p>2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1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1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1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1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31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26" calcext:value-type="float">
            <text:p>2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2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2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2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2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32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27" calcext:value-type="float">
            <text:p>2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3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3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3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3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33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28" calcext:value-type="float">
            <text:p>2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4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4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4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4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34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29" calcext:value-type="float">
            <text:p>29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5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5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5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5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35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30" calcext:value-type="float">
            <text:p>30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6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6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6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6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36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31" calcext:value-type="float">
            <text:p>31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7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7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7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7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37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32" calcext:value-type="float">
            <text:p>32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8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8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8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8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38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33" calcext:value-type="float">
            <text:p>3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9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9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9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9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39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34" calcext:value-type="float">
            <text:p>3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0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0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0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0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40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35" calcext:value-type="float">
            <text:p>3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1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1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1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1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41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36" calcext:value-type="float">
            <text:p>3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2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2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2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2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42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37" calcext:value-type="float">
            <text:p>3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3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3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3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3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43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38" calcext:value-type="float">
            <text:p>3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4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4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4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4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44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39" calcext:value-type="float">
            <text:p>39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5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5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5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5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45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40" calcext:value-type="float">
            <text:p>40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6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6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6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6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46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41" calcext:value-type="float">
            <text:p>41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7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7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7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7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47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42" calcext:value-type="float">
            <text:p>42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8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8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8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8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48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43" calcext:value-type="float">
            <text:p>4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9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9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9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9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49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44" calcext:value-type="float">
            <text:p>4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0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0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0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0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50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45" calcext:value-type="float">
            <text:p>4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1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1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1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1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51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46" calcext:value-type="float">
            <text:p>4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2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2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2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2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52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47" calcext:value-type="float">
            <text:p>4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3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3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3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3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53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48" calcext:value-type="float">
            <text:p>4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4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4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4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4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54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49" calcext:value-type="float">
            <text:p>49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5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5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5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5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55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50" calcext:value-type="float">
            <text:p>50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6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6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6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6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56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51" calcext:value-type="float">
            <text:p>51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7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7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7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7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57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52" calcext:value-type="float">
            <text:p>52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8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8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8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8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58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53" calcext:value-type="float">
            <text:p>5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9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9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9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9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59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54" calcext:value-type="float">
            <text:p>5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0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0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0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0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60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55" calcext:value-type="float">
            <text:p>5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1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1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1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1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61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56" calcext:value-type="float">
            <text:p>5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2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2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2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2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62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57" calcext:value-type="float">
            <text:p>5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3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3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3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3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63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58" calcext:value-type="float">
            <text:p>5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4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4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4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4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64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59" calcext:value-type="float">
            <text:p>59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5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5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5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5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65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60" calcext:value-type="float">
            <text:p>60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6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6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6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6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66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61" calcext:value-type="float">
            <text:p>61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7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7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7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7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67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62" calcext:value-type="float">
            <text:p>62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8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8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8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8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68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63" calcext:value-type="float">
            <text:p>6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9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9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9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9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69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64" calcext:value-type="float">
            <text:p>6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0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0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0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0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70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65" calcext:value-type="float">
            <text:p>6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1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1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1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1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71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66" calcext:value-type="float">
            <text:p>6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2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2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2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2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72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67" calcext:value-type="float">
            <text:p>6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3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3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3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3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73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68" calcext:value-type="float">
            <text:p>6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4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4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4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4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74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69" calcext:value-type="float">
            <text:p>69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5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5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5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5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75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70" calcext:value-type="float">
            <text:p>70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6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6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6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6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76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71" calcext:value-type="float">
            <text:p>71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7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7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7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7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77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72" calcext:value-type="float">
            <text:p>72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8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8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8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8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78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73" calcext:value-type="float">
            <text:p>7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9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9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9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9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79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74" calcext:value-type="float">
            <text:p>7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0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0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0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0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80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75" calcext:value-type="float">
            <text:p>7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1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1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1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1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81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76" calcext:value-type="float">
            <text:p>7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2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2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2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2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82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77" calcext:value-type="float">
            <text:p>7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3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3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3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3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83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78" calcext:value-type="float">
            <text:p>7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4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4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4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4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84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79" calcext:value-type="float">
            <text:p>79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5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5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5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5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85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80" calcext:value-type="float">
            <text:p>80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6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6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6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6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86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81" calcext:value-type="float">
            <text:p>81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7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7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7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7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87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82" calcext:value-type="float">
            <text:p>82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8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8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8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8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88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83" calcext:value-type="float">
            <text:p>8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9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9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9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9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89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84" calcext:value-type="float">
            <text:p>8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0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0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0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0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90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85" calcext:value-type="float">
            <text:p>8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1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1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1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1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91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86" calcext:value-type="float">
            <text:p>8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2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2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2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2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92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87" calcext:value-type="float">
            <text:p>8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3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3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3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3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93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88" calcext:value-type="float">
            <text:p>8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4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4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4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4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94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89" calcext:value-type="float">
            <text:p>89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5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5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5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5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95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90" calcext:value-type="float">
            <text:p>90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6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6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6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6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96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91" calcext:value-type="float">
            <text:p>91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7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7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7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7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97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92" calcext:value-type="float">
            <text:p>92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8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8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8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8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98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93" calcext:value-type="float">
            <text:p>9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9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9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9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9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99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94" calcext:value-type="float">
            <text:p>9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0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0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0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0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00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95" calcext:value-type="float">
            <text:p>9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1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1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1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1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01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96" calcext:value-type="float">
            <text:p>9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2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2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2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2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02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97" calcext:value-type="float">
            <text:p>9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3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3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3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3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03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98" calcext:value-type="float">
            <text:p>9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4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4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4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4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04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99" calcext:value-type="float">
            <text:p>99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5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5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5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5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05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00" calcext:value-type="float">
            <text:p>100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6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6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6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6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06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01" calcext:value-type="float">
            <text:p>101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7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7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7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7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07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02" calcext:value-type="float">
            <text:p>102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8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8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8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8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08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03" calcext:value-type="float">
            <text:p>10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9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9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9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9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09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04" calcext:value-type="float">
            <text:p>10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0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0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0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0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10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05" calcext:value-type="float">
            <text:p>10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1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1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1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1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11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06" calcext:value-type="float">
            <text:p>10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2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2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2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2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12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07" calcext:value-type="float">
            <text:p>10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3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3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3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3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13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08" calcext:value-type="float">
            <text:p>10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4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4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4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4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14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09" calcext:value-type="float">
            <text:p>109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5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5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5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5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15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10" calcext:value-type="float">
            <text:p>110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6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6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6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6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16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11" calcext:value-type="float">
            <text:p>111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7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7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7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7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17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12" calcext:value-type="float">
            <text:p>112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8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8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8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8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18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13" calcext:value-type="float">
            <text:p>11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9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9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9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9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19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14" calcext:value-type="float">
            <text:p>11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0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0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0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0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20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15" calcext:value-type="float">
            <text:p>11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1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1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1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1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21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16" calcext:value-type="float">
            <text:p>11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2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2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2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2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22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17" calcext:value-type="float">
            <text:p>11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3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3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3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3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23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18" calcext:value-type="float">
            <text:p>11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4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4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4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4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24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19" calcext:value-type="float">
            <text:p>119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5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5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5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5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25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20" calcext:value-type="float">
            <text:p>120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6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6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6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6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26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21" calcext:value-type="float">
            <text:p>121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7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7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7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7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27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22" calcext:value-type="float">
            <text:p>122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8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8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8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8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28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23" calcext:value-type="float">
            <text:p>12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9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9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9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9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29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24" calcext:value-type="float">
            <text:p>12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0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0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0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0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30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25" calcext:value-type="float">
            <text:p>12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1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1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1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1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31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26" calcext:value-type="float">
            <text:p>12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2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2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2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2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32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27" calcext:value-type="float">
            <text:p>12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3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3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3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3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33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28" calcext:value-type="float">
            <text:p>12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4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4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4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4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34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29" calcext:value-type="float">
            <text:p>129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5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5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5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5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35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30" calcext:value-type="float">
            <text:p>130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6]));&quot;get&quot;&amp;[.F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6]));&quot;get&quot;&amp;[.G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6]));&quot;get&quot;&amp;[.H$5]);&quot;getTime&quot;))" office:value-type="string" office:string-value="#VALUE!" calcext:value-type="error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6]));&quot;get&quot;&amp;[.I$5]);&quot;getTime&quot;))" office:value-type="string" office:string-value="#VALUE!" calcext:value-type="error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36])))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4" table:number-rows-repeated="104843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2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WAHR</number:text>
    </number:number-style>
    <number:number-style style:name="N135P1" style:volatile="true">
      <number:text>WAHR</number:text>
    </number:number-style>
    <number:number-style style:name="N135">
      <number:text>FALSCH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TRUE</number:text>
    </number:number-style>
    <number:number-style style:name="N137P1" style:volatile="true">
      <number:text>TRUE</number:text>
    </number:number-style>
    <number:number-style style:name="N137">
      <number:text>FALSE</number:text>
      <style:map style:condition="value()&gt;0" style:apply-style-name="N137P0"/>
      <style:map style:condition="value()&lt;0" style:apply-style-name="N137P1"/>
    </number:number-style>
    <number:number-style style:name="N138">
      <number:number number:decimal-places="6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2">
      <number:number number:decimal-places="3" number:min-integer-digits="1"/>
    </number:number-style>
    <number:number-style style:name="N143">
      <number:number number:decimal-places="7" number:min-integer-digits="1"/>
    </number:number-style>
    <number:number-style style:name="N144">
      <number:number number:decimal-places="8" number:min-integer-digits="1"/>
    </number:number-style>
    <number:number-style style:name="N145">
      <number:number number:decimal-places="9" number:min-integer-digits="1"/>
    </number:number-style>
    <number:number-style style:name="N146">
      <number:number number:decimal-places="10" number:min-integer-digits="1"/>
    </number:number-style>
    <number:number-style style:name="N147">
      <number:number number:decimal-places="11" number:min-integer-digits="1"/>
    </number:number-style>
    <number:number-style style:name="N148">
      <number:number number:decimal-places="12" number:min-integer-digits="1"/>
    </number:number-style>
    <number:number-style style:name="N149">
      <number:number number:decimal-places="13" number:min-integer-digits="1"/>
    </number:number-style>
    <number:number-style style:name="N150">
      <number:number number:decimal-places="14" number:min-integer-digits="1"/>
    </number:number-style>
    <number:number-style style:name="N151">
      <number:number number:decimal-places="15" number:min-integer-digits="1"/>
    </number:number-style>
    <number:number-style style:name="N152">
      <number:number number:decimal-places="16" number:min-integer-digits="1"/>
    </number:number-style>
    <number:number-style style:name="N153">
      <number:number number:decimal-places="17" number:min-integer-digits="1"/>
    </number:number-style>
    <number:number-style style:name="N154">
      <number:number number:decimal-places="18" number:min-integer-digits="1"/>
    </number:number-style>
    <number:number-style style:name="N155">
      <number:number number:decimal-places="19" number:min-integer-digits="1"/>
    </number:number-style>
    <number:number-style style:name="N156">
      <number:number number:decimal-places="20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" style:font-name-asian="SimSun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1">00.00.0000</text:date>, <text:time style:data-style-name="N2" text:time-value="0000-00-00T00:00:01.80933974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ycount_20_Fractions" style:display-name="PageStyle_Daycount Frac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1T23:09:54.404693000</dc:date>
    <meta:generator>LibreOffice/4.1.1.2$MacOSX_x86 LibreOffice_project/7e4286b58adc75a14f6d83f53a03b6c11fa2903</meta:generator>
    <meta:editing-duration>PT8H11M44S</meta:editing-duration>
    <meta:editing-cycles>39</meta:editing-cycles>
    <meta:document-statistic meta:table-count="2" meta:cell-count="848" meta:object-count="0"/>
  </office:meta>
</office:document-meta>
</file>